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7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bold" style:font-name-asian="Ubuntu" style:font-size-asian="21pt" style:font-style-asian="normal" style:font-weight-asian="bold" style:font-name-complex="Ubuntu" style:font-size-complex="2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34pt" fo:letter-spacing="normal" fo:font-style="normal" style:text-underline-style="none" fo:font-weight="bold" style:font-name-asian="Ubuntu" style:font-size-asian="34pt" style:font-style-asian="normal" style:font-weight-asian="bold" style:font-name-complex="Ubuntu" style:font-size-complex="3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bold" style:font-name-asian="Ubuntu" style:font-size-asian="20pt" style:font-style-asian="normal" style:font-weight-asian="bold" style:font-name-complex="Ubuntu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26pt" fo:letter-spacing="normal" fo:font-style="normal" style:text-underline-style="none" fo:font-weight="bold" style:font-name-asian="Ubuntu" style:font-size-asian="26pt" style:font-style-asian="normal" style:font-weight-asian="bold" style:font-name-complex="Ubuntu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6pt" fo:letter-spacing="normal" fo:font-style="normal" style:text-underline-style="none" fo:font-weight="normal" style:font-name-asian="Ubuntu" style:font-size-asian="26pt" style:font-style-asian="normal" style:font-weight-asian="normal" style:font-name-complex="Ubuntu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26pt" fo:letter-spacing="normal" fo:font-style="italic" style:text-underline-style="none" fo:font-weight="normal" style:font-name-asian="Ubuntu" style:font-size-asian="26pt" style:font-style-asian="italic" style:font-weight-asian="normal" style:font-name-complex="Ubuntu" style:font-size-complex="2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bold" style:font-name-asian="Ubuntu" style:font-size-asian="22pt" style:font-style-asian="normal" style:font-weight-asian="bold" style:font-name-complex="Ubuntu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8cm" svg:height="2.628cm" svg:x="1.4cm" svg:y="0.628cm">
          <text:p text:style-name="P1"><text:span text:style-name="T1">Otimização de Produção com Múltiplas Máqui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2" draw:layer="layout" svg:width="25.198cm" svg:height="9.15cm" svg:x="1.4cm" svg:y="4.457cm">
          <text:p text:style-name="P3"><text:span text:style-name="T2">Conteúdo:</text:span></text:p>
          <text:list text:style-name="L2">
            <text:list-item>
              <text:p text:style-name="P4"><text:span text:style-name="T3">Hoje vamos resolver um problema de otimização de produção.</text:span></text:p>
            </text:list-item>
            <text:list-item>
              <text:p text:style-name="P4"><text:span text:style-name="T3">Objetivo: Minimizar o custo total de produção usando três máquinas (A, B, C).</text:span></text:p>
            </text:list-item>
            <text:list-item>
              <text:p text:style-name="P4"><text:span text:style-name="T3">Precisamos atender uma demanda fixa de 10.000 unidades.</text:span></text:p>
            </text:list-item>
            <text:list-item>
              <text:p text:style-name="P4"><text:span text:style-name="T3">Cada máquina tem um custo diferente dependendo de quanto ela produz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1" draw:text-style-name="P2" draw:layer="layout" svg:width="25.198cm" svg:height="2.628cm" svg:x="1.4cm" svg:y="0.628cm">
          <text:p text:style-name="P1"><text:span text:style-name="T4">O 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2" draw:text-style-name="P2" draw:layer="layout" svg:width="25.198cm" svg:height="9.984cm" svg:x="1.4cm" svg:y="3.757cm">
          <text:p text:style-name="P3"><text:span text:style-name="T5">Conteúdo:</text:span></text:p>
          <text:list text:style-name="L2">
            <text:list-item>
              <text:p text:style-name="P3"><text:span text:style-name="T6">Temos 3 máquinas: A, B e C.</text:span></text:p>
            </text:list-item>
            <text:list-item>
              <text:p text:style-name="P3"><text:span text:style-name="T6">Cada máquina pode produzir uma quantidade de unidades (P[A], P[B], P[C]).</text:span></text:p>
            </text:list-item>
            <text:list-item>
              <text:p text:style-name="P3"><text:span text:style-name="T6">Cada máquina tem um custo associado (C[A], C[B], C[C]).</text:span></text:p>
            </text:list-item>
            <text:list-item>
              <text:p text:style-name="P3"><text:span text:style-name="T6">A soma da produção das máquinas deve ser exatamente 10.000 unidades.</text:span></text:p>
            </text:list-item>
          </text:list>
          <text:p text:style-name="P3"><text:span text:style-name="T5">Queremos decidir:</text:span><text:span text:style-name="T6"> </text:span></text:p>
          <text:list text:continue-numbering="true" text:style-name="L2">
            <text:list-item>
              <text:p text:style-name="P3"><text:span text:style-name="T6">Quanto cada máquina deve produzir?</text:span></text:p>
            </text:list-item>
            <text:list-item>
              <text:p text:style-name="P3"><text:span text:style-name="T6">Qual será o custo total mínimo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7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1" draw:text-style-name="P2" draw:layer="layout" svg:width="25.198cm" svg:height="2.628cm" svg:x="1.4cm" svg:y="0.628cm">
          <text:p text:style-name="P1"><text:span text:style-name="T4">Variáveis do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2" draw:text-style-name="P2" draw:layer="layout" svg:width="25.198cm" svg:height="9.552cm" svg:x="1.4cm" svg:y="3.757cm">
          <text:p text:style-name="P3"><text:span text:style-name="T5">Conteúdo:</text:span></text:p>
          <text:p text:style-name="P3"><text:span text:style-name="T5">P[i]: Produção</text:span><text:span text:style-name="T6"> (quantidade produzida por cada máquina i = A, B, C) </text:span></text:p>
          <text:list text:style-name="L2">
            <text:list-item>
              <text:p text:style-name="P3"><text:span text:style-name="T6">Tipo: Inteiro não-negativo (ex.: 0, 1, 2, ...).</text:span></text:p>
            </text:list-item>
            <text:list-item>
              <text:p text:style-name="P3"><text:span text:style-name="T6">Por quê? A produção é em unidades inteiras (não faz sentido produzir meia unidade).</text:span></text:p>
            </text:list-item>
          </text:list>
          <text:p text:style-name="P3"><text:span text:style-name="T5">C[i]: Custo</text:span><text:span text:style-name="T6"> (custo de usar cada máquina i = A, B, C) </text:span></text:p>
          <text:list text:continue-numbering="true" text:style-name="L2">
            <text:list-item>
              <text:p text:style-name="P3"><text:span text:style-name="T6">Tipo: Contínuo não-negativo (ex.: 0.5, 1.23, ...).</text:span></text:p>
            </text:list-item>
            <text:list-item>
              <text:p text:style-name="P3"><text:span text:style-name="T6">Por quê? O custo pode incluir centavos e é calculado com base na prod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3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3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1;p17" draw:style-name="gr1" draw:text-style-name="P2" draw:layer="layout" svg:width="25.198cm" svg:height="2.628cm" svg:x="1.4cm" svg:y="0.628cm">
          <text:p text:style-name="P1"><text:span text:style-name="T4">Variáveis do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2" draw:text-style-name="P2" draw:layer="layout" svg:width="25.198cm" svg:height="9.156cm" svg:x="1.4cm" svg:y="3.757cm">
          <text:p text:style-name="P3"><text:span text:style-name="T7">Conteúdo:</text:span></text:p>
          <text:p text:style-name="P3"><text:span text:style-name="T7">B[i]: Ativação</text:span><text:span text:style-name="T8"> (se a máquina i está ligada ou não) </text:span></text:p>
          <text:list text:style-name="L4">
            <text:list-item>
              <text:p text:style-name="P3"><text:span text:style-name="T8">Tipo: Binário (0 ou 1).</text:span></text:p>
            </text:list-item>
            <text:list-item>
              <text:p text:style-name="P3"><text:span text:style-name="T8">Por quê? 0 = máquina desligada, 1 = máquina ligada. Isso controla se há prod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;p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9;p4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7;p18" draw:style-name="gr1" draw:text-style-name="P2" draw:layer="layout" svg:width="25.198cm" svg:height="2.628cm" svg:x="1.4cm" svg:y="0.628cm">
          <text:p text:style-name="P1"><text:span text:style-name="T4">Função Objetivo: O que queremos alcanç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8" draw:style-name="gr2" draw:text-style-name="P2" draw:layer="layout" svg:width="25.198cm" svg:height="9.156cm" svg:x="1.4cm" svg:y="3.757cm">
          <text:p text:style-name="P3"><text:span text:style-name="T7">Conteúdo:</text:span></text:p>
          <text:list text:style-name="L4">
            <text:list-item>
              <text:p text:style-name="P3"><text:span text:style-name="T8">Minimizar o custo total: </text:span><text:span text:style-name="T7">C[A] + C[B] + C[C]</text:span></text:p>
            </text:list-item>
            <text:list-item>
              <text:p text:style-name="P3"><text:span text:style-name="T8">Representa o gasto total para atender a demanda.</text:span></text:p>
            </text:list-item>
            <text:list-item>
              <text:p text:style-name="P3"><text:span text:style-name="T8">Usamos a função </text:span><text:span text:style-name="T9">summation(m.C)</text:span><text:span text:style-name="T8"> no Pyomo para somar os cust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5;p5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3;p19" draw:style-name="gr1" draw:text-style-name="P2" draw:layer="layout" svg:width="25.198cm" svg:height="2.628cm" svg:x="1.4cm" svg:y="0.628cm">
          <text:p text:style-name="P1"><text:span text:style-name="T4">Restrições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9" draw:style-name="gr2" draw:text-style-name="P2" draw:layer="layout" svg:width="25.198cm" svg:height="9.802cm" svg:x="1.4cm" svg:y="3.757cm">
          <text:p text:style-name="P3"><text:span text:style-name="T10">Conteúdo:</text:span></text:p>
          <text:p text:style-name="P3"><text:span text:style-name="T10">Restrição 1: Demanda</text:span><text:span text:style-name="T11"> </text:span></text:p>
          <text:list text:style-name="L2">
            <text:list-item>
              <text:p text:style-name="P3"><text:span text:style-name="T11">P[A] + P[B] + P[C] = 10.000</text:span></text:p>
            </text:list-item>
            <text:list-item>
              <text:p text:style-name="P3"><text:span text:style-name="T11">A produção total deve atender exatamente à demanda.</text:span></text:p>
            </text:list-item>
          </text:list>
          <text:p text:style-name="P3"><text:span text:style-name="T10">Restrição 2: Custo da Máquina A</text:span><text:span text:style-name="T11"> </text:span></text:p>
          <text:list text:continue-numbering="true" text:style-name="L2">
            <text:list-item>
              <text:p text:style-name="P3"><text:span text:style-name="T11">C[A] = 0.1P[A]² + 0.5P[A] + 0.1*B[A]</text:span></text:p>
            </text:list-item>
            <text:list-item>
              <text:p text:style-name="P3"><text:span text:style-name="T11">Função quadrática: custo cresce rápido com a prod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p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1;p6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99;p20" draw:style-name="gr1" draw:text-style-name="P2" draw:layer="layout" svg:width="25.198cm" svg:height="2.628cm" svg:x="1.4cm" svg:y="0.628cm">
          <text:p text:style-name="P1"><text:span text:style-name="T4">Restrições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0" draw:style-name="gr2" draw:text-style-name="P2" draw:layer="layout" svg:width="25.198cm" svg:height="9.156cm" svg:x="1.4cm" svg:y="3.757cm">
          <text:p text:style-name="P3"><text:span text:style-name="T10">Conteúdo:</text:span></text:p>
          <text:p text:style-name="P3"><text:span text:style-name="T10">Restrição 3: Custo da Máquina B</text:span></text:p>
          <text:list text:style-name="L2">
            <text:list-item>
              <text:p text:style-name="P3"><text:span text:style-name="T11">C[B] = 0.3P[B] + 0.5B[B]</text:span></text:p>
            </text:list-item>
            <text:list-item>
              <text:p text:style-name="P3"><text:span text:style-name="T11">Função linear: custo proporcional à prod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p7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7;p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05;p21" draw:style-name="gr1" draw:text-style-name="P2" draw:layer="layout" svg:width="25.198cm" svg:height="2.628cm" svg:x="1.4cm" svg:y="0.628cm">
          <text:p text:style-name="P1"><text:span text:style-name="T4">Restrições: Part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1" draw:style-name="gr2" draw:text-style-name="P2" draw:layer="layout" svg:width="25.198cm" svg:height="12.456cm" svg:x="1.4cm" svg:y="2.757cm">
          <text:p text:style-name="P3"><text:span text:style-name="T10">Conteúdo:</text:span></text:p>
          <text:p text:style-name="P3"><text:span text:style-name="T10">Restrição 4: Custo da Máquina C</text:span></text:p>
          <text:list text:style-name="L2">
            <text:list-item>
              <text:p text:style-name="P3"><text:span text:style-name="T11">C[C] = 0.01*P[C]³</text:span></text:p>
            </text:list-item>
            <text:list-item>
              <text:p text:style-name="P3"><text:span text:style-name="T11">Função cúbica: custo aumenta muito com alta produção.</text:span></text:p>
            </text:list-item>
          </text:list>
          <text:p text:style-name="P3"><text:span text:style-name="T10">Restrição 5 e 6: Controle de Produção</text:span></text:p>
          <text:list text:continue-numbering="true" text:style-name="L2">
            <text:list-item>
              <text:p text:style-name="P3"><text:span text:style-name="T11">P[A] ≤ B[A]*M (M = 1 milhão)</text:span></text:p>
            </text:list-item>
            <text:list-item>
              <text:p text:style-name="P3"><text:span text:style-name="T11">P[B] ≤ B[B]*M</text:span></text:p>
            </text:list-item>
            <text:list-item>
              <text:p text:style-name="P3"><text:span text:style-name="T11">Se B[i] = 0 (máquina desligada), P[i] = 0.</text:span></text:p>
            </text:list-item>
            <text:list-item>
              <text:p text:style-name="P3"><text:span text:style-name="T11">Se B[i] = 1 (máquina ligada), P[i] pode ser &gt; 0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8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3;p8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11;p22" draw:style-name="gr1" draw:text-style-name="P2" draw:layer="layout" svg:width="25.198cm" svg:height="2.628cm" svg:x="1.4cm" svg:y="0.628cm">
          <text:p text:style-name="P1"><text:span text:style-name="T1">Por quê variáveis ao cubo: Justificativa para P[C]</text:span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2" draw:style-name="gr2" draw:text-style-name="P2" draw:layer="layout" svg:width="25.198cm" svg:height="10.62cm" svg:x="1.4cm" svg:y="3.757cm">
          <text:p text:style-name="P3"><text:span text:style-name="T13">Conteúdo:</text:span></text:p>
          <text:p text:style-name="P3"><text:span text:style-name="T14">A função C[C] = 0.01*P[C]³ é cúbica. Por quê?</text:span></text:p>
          <text:p text:style-name="P3"><text:span text:style-name="T13">Realismo</text:span><text:span text:style-name="T14">: Em algumas máquinas, o custo cresce mais que proporcionalmente: </text:span></text:p>
          <text:list text:style-name="L2">
            <text:list-item>
              <text:p text:style-name="P3"><text:span text:style-name="T14">Ex.: desgaste, energia ou manutenção aumentam muito em alta produção.</text:span></text:p>
            </text:list-item>
          </text:list>
          <text:p text:style-name="P3"><text:span text:style-name="T13">Exemplo:</text:span><text:span text:style-name="T14"> </text:span></text:p>
          <text:list text:continue-numbering="true" text:style-name="L2">
            <text:list-item>
              <text:p text:style-name="P3"><text:span text:style-name="T14">Se P[C] = 10 → C[C] = 0.01*1000 = 10</text:span></text:p>
            </text:list-item>
            <text:list-item>
              <text:p text:style-name="P3"><text:span text:style-name="T14">Se P[C] = 20 → C[C] = 0.01*8000 = 80</text:span></text:p>
            </text:list-item>
            <text:list-item>
              <text:p text:style-name="P3"><text:span text:style-name="T14">O custo sobe 8 vezes quando a produção dobra!</text:span></text:p>
            </text:list-item>
            <text:list-item>
              <text:p text:style-name="P3"><text:span text:style-name="T14">Isso reflete máquinas menos eficientes em grandes quantidad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9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9;p9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17;p23" draw:style-name="gr1" draw:text-style-name="P2" draw:layer="layout" svg:width="25.198cm" svg:height="2.628cm" svg:x="1.4cm" svg:y="0.628cm">
          <text:p text:style-name="P1"><text:span text:style-name="T1">Resolução e Ferramentas: Como resolvemo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3" draw:style-name="gr2" draw:text-style-name="P2" draw:layer="layout" svg:width="25.198cm" svg:height="9.631cm" svg:x="1.4cm" svg:y="3.757cm">
          <text:p text:style-name="P3"><text:span text:style-name="T10">Conteúdo:</text:span></text:p>
          <text:list text:style-name="L2">
            <text:list-item>
              <text:p text:style-name="P3"><text:span text:style-name="T11">Usamos o Pyomo para modelar o problema.</text:span></text:p>
            </text:list-item>
            <text:list-item>
              <text:p text:style-name="P3"><text:span text:style-name="T11">Solver: Couenne (bom para problemas não lineares como P² e P³).</text:span></text:p>
            </text:list-item>
          </text:list>
          <text:p text:style-name="P3"><text:span text:style-name="T10">O programa calcula:</text:span><text:span text:style-name="T11"> </text:span></text:p>
          <text:list text:continue-numbering="true" text:style-name="L2">
            <text:list-item>
              <text:p text:style-name="P3"><text:span text:style-name="T11">Quanto cada máquina produz (P[A], P[B], P[C]).</text:span></text:p>
            </text:list-item>
            <text:list-item>
              <text:p text:style-name="P3"><text:span text:style-name="T11">O custo de cada máquina (C[A], C[B], C[C]).</text:span></text:p>
            </text:list-item>
            <text:list-item>
              <text:p text:style-name="P3"><text:span text:style-name="T11">O custo total mínim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4;p10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5;p10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23;p24" draw:style-name="gr1" draw:text-style-name="P2" draw:layer="layout" svg:width="25.198cm" svg:height="2.628cm" svg:x="1.4cm" svg:y="0.628cm">
          <text:p text:style-name="P1"><text:span text:style-name="T1">Conclusão: Resu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4" draw:style-name="gr2" draw:text-style-name="P2" draw:layer="layout" svg:width="25.198cm" svg:height="9.156cm" svg:x="1.4cm" svg:y="3.757cm">
          <text:p text:style-name="P3"><text:span text:style-name="T10">Conteúdo:</text:span></text:p>
          <text:p text:style-name="P3"><text:span text:style-name="T11">Problema: Minimizar custos atendendo a demanda.</text:span></text:p>
          <text:p text:style-name="P3"><text:span text:style-name="T11">Variáveis: Inteiras (produção), contínuas (custo), binárias (ativação).</text:span></text:p>
          <text:p text:style-name="P3"><text:span text:style-name="T11">Restrições: Demanda fixa e custos específicos por máquina.</text:span></text:p>
          <text:p text:style-name="P3"><text:span text:style-name="T11">P[C]³: Representa custo que cresce rapidamente (realismo industrial).</text:span></text:p>
          <text:p text:style-name="P3"><text:span text:style-name="T11">Próximo passo: Analisar os resultados do códig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0;p11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1;p11:notes" draw:style-name="gr3" draw:layer="layout" svg:width="13.999cm" svg:height="11.136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